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729fcf"/>
    </style:style>
    <style:style style:name="gr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134cm" fo:min-width="5.91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06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path draw:style-name="gr2" draw:text-style-name="P2" draw:layer="layout" svg:width="9.655cm" svg:height="13.211cm" svg:x="5.697cm" svg:y="8.364cm" svg:viewBox="0 0 9656 13212" svg:d="M4826 0c2737 0 4827 2861 4827 6604 0 3746-2090 6605-4827 6605-2734 0-4826-2859-4826-6605 0-3743 2092-6604 4826-6604zM0 0zM9656 13212z">
          <text:p/>
        </draw:path>
        <draw:path draw:style-name="gr3" draw:text-style-name="P3" draw:layer="layout" svg:width="9.652cm" svg:height="13.208cm" svg:x="5.697cm" svg:y="8.364cm" svg:viewBox="0 0 9653 13209" svg:d="M4826 0c2737 0 4827 2861 4827 6604 0 3746-2090 6605-4827 6605-2734 0-4826-2859-4826-6605 0-3743 2092-6604 4826-6604z">
          <text:p/>
        </draw:path>
        <draw:polygon draw:style-name="gr3" draw:text-style-name="P3" draw:layer="layout" svg:width="0cm" svg:height="0cm" svg:x="5.697cm" svg:y="8.364cm" svg:viewBox="0 0 0 0" draw:points="0,0">
          <text:p/>
        </draw:polygon>
        <draw:polygon draw:style-name="gr3" draw:text-style-name="P3" draw:layer="layout" svg:width="0cm" svg:height="0cm" svg:x="15.352cm" svg:y="21.575cm" svg:viewBox="0 0 0 0" draw:points="0,0">
          <text:p/>
        </draw:polygon>
        <draw:frame draw:style-name="gr4" draw:text-style-name="P5" draw:layer="layout" svg:width="1.975cm" svg:height="0.712cm" svg:x="9.539cm" svg:y="13.907cm">
          <draw:text-box>
            <text:p text:style-name="P4"><text:span text:style-name="T1">GitHub</text:span></text:p>
          </draw:text-box>
        </draw:frame>
        <draw:frame draw:style-name="gr5" draw:text-style-name="P5" draw:layer="layout" svg:width="5.916cm" svg:height="2.134cm" svg:x="7.567cm" svg:y="14.616cm">
          <draw:text-box>
            <text:p text:style-name="P4"><text:span text:style-name="T1">User:PasanMahesha</text:span></text:p>
            <text:p text:style-name="P4"><text:span text:style-name="T1"/></text:p>
            <text:p text:style-name="P4"><text:span text:style-name="T1">Index no:17020328</text:span></text:p>
          </draw:text-box>
        </draw:frame>
        <draw:frame draw:style-name="gr6" draw:text-style-name="P5" draw:layer="layout" svg:width="2.606cm" svg:height="0.712cm" svg:x="9.222cm" svg:y="15.329cm">
          <draw:text-box>
            <text:p text:style-name="P4"><text:span text:style-name="T1">project01</text:span></text:p>
          </draw:text-box>
        </draw:frame>
        <draw:frame draw:style-name="gr7" draw:text-style-name="P6" draw:layer="layout" svg:width="4.925cm" svg:height="0.937cm" svg:x="9.144cm" svg:y="12.319cm">
          <draw:text-box>
            <text:p>Hello Pasan!!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9T15:53:10.961711166</dc:date>
    <meta:editing-duration>PT44S</meta:editing-duration>
    <meta:editing-cycles>2</meta:editing-cycles>
    <meta:generator>LibreOffice/5.1.4.2$Linux_X86_64 LibreOffice_project/10m0$Build-2</meta:generator>
    <meta:document-statistic meta:object-count="9"/>
  </office:meta>
</office:document-meta>
</file>